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XMLStreamReader.getTex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etXMLStreamRead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Lo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etXMLStreamReader.getCharacterEncodingSche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getNamespac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Attribute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Attribute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standalon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TextCharacters( int i , char [ ] chars , int i1 , int i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AttributeNamespac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ResultSet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SetXMLStreamReader.getTextCharac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SetXMLStreamReader.init( ResultSet rs , String targetNamespace , String rowsetName , String ro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ultSetXMLStreamReader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NamespaceURI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ha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XMLStreamReader.getProperty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Pair.ElementPair( String targetNamespace ,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getAttribute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AttributeValue( String string , String strin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require( int i , String string , String strin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SetXMLStreamReader.populateFromNextRow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sultSetXMLStreamReader.getNamespaceUR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nex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SetXMLStreamReader.isAttributeSpecifi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SetXMLStreamRead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etXMLStreamReader.ResultSetXMLStreamReader( ResultSet resultSet , SchemaType schem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XMLStreamReader.getNamespac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SetXMLStreamReader.isStanda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Attribut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.SimpleEvent( int type , QName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etXMLStreamReader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getAttributeLocal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XMLStreamReader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.SimpleEvent( int type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